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reset( String on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rmTag.setOnsubmit( String on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Properties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orm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Accept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Acceptcharset( String accep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